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2"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<text:soft-page-break/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2">2 - A linha 11 é a FND mais reduzida, ou seja, é a menor proposição na Forma Normal Disjuntiva deste exemplo.</text:p>
      <text:p text:style-name="P2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<text:soft-page-break/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<text:soft-page-break/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2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<text:soft-page-break/>~(~p v q) v ~(~q v p) )</text:p>
      <text:p text:style-name="P2">(p∧~q) ∨ (~~q∧~p)</text:p>
      <text:p text:style-name="P2"/>
      <text:p text:style-name="P2">Fim</text:p>
      <text:p text:style-name="P2"/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2 - A linha 3 é uma FNC, ou seja, é uma proposições na Forma Normal Conjuntiva.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<text:soft-page-break/>1 - V V V V F V</text:p>
      <text:p text:style-name="P2">2 - F V V V F V</text:p>
      <text:p text:style-name="P2">3 - V V V V V V</text:p>
      <text:p text:style-name="P2">4 - F V V V V V</text:p>
      <text:p text:style-name="P2"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<text:soft-page-break/></text:p>
      <text:p text:style-name="P2">( ) Está na FN – Forma Normal a proposição:</text:p>
      <text:p text:style-name="P2">~p</text:p>
      <text:p text:style-name="P2">( ) Está na FN – Forma Normal a proposição:</text:p>
      <text:p text:style-name="P2"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5:30:15.104677180</dc:date>
    <meta:editing-duration>PT13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243" meta:word-count="1397" meta:character-count="6377" meta:non-whitespace-character-count="5050"/>
  </office:meta>
</office:document-meta>
</file>